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5.979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ext-properties fo:color="#ff0000" style:font-name="Verdana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8" style:family="table-cell" style:parent-style-name="Default" style:data-style-name="N0">
      <style:text-properties style:font-name="Verdana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07">
      <style:text-properties style:font-name="Verdana"/>
    </style:style>
    <style:style style:name="ce11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font-name="Verdana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shapes>
          <draw:frame draw:z-index="0" draw:name="http://radiomarket.lg.ua/site_images/pixel_trans.gif?w=80%25" draw:style-name="gr1" draw:text-style-name="P1" svg:width="0.025cm" svg:height="0.025cm" svg:x="0cm" svg:y="16.587cm">
            <draw:image xlink:href="http://radiomarket.lg.ua/site_images/pixel_trans.gif?w=80%25" xlink:type="simple" xlink:show="embed" xlink:actuate="onLoad">
              <text:p/>
            </draw:image>
          </draw:frame>
        </table:shapes>
        <table:table-column table:style-name="co3" table:default-cell-style-name="ce3"/>
        <table:table-column table:style-name="co2" table:default-cell-style-name="ce3"/>
        <table:table-column table:style-name="co4" table:default-cell-style-name="ce10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7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8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1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1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7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9]*[.D9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 office:value-type="string">
            <text:p>SOT-23</text:p>
          </table:table-cell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MOSFET</text:p>
          </table:table-cell>
          <table:table-cell table:formula="of:=[.C10]*[.D10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office:value-type="string">
            <text:p>BAV199.215</text:p>
          </table:table-cell>
          <table:table-cell office:value-type="string">
            <text:p>SOT23 </text:p>
          </table:table-cell>
          <table:table-cell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BAV199">http://www.kosmodrom.com.ua/prodlist.php?page=0&amp;name=BAV199</text:a></text:p>
          </table:table-cell>
          <table:table-cell office:value-type="string">
            <text:p>Диод быстрый</text:p>
          </table:table-cell>
          <table:table-cell table:formula="of:=[.C11]*[.D11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1N5817</text:p>
          </table:table-cell>
          <table:table-cell office:value-type="string">
            <text:p>DO-41</text:p>
          </table:table-cell>
          <table:table-cell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1N5817">http://www.kosmodrom.com.ua/prodlist.php?page=0&amp;name=1N5817</text:a></text:p>
          </table:table-cell>
          <table:table-cell office:value-type="string">
            <text:p>Диод Шоттки</text:p>
          </table:table-cell>
          <table:table-cell table:formula="of:=[.C12]*[.D12]" office:value-type="currency" office:currency="UAH" office:value="0.5">
            <text:p>0,50 грн.</text:p>
          </table:table-cell>
          <table:table-cell table:number-columns-repeated="2"/>
        </table:table-row>
        <table:table-row table:style-name="ro3">
          <table:table-cell office:value-type="string">
            <text:p>IRLML6402TRPBF</text:p>
          </table:table-cell>
          <table:table-cell office:value-type="string">
            <text:p>SOT-23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IRLML6402">http://www.kosmodrom.com.ua/prodlist.php?page=0&amp;name=IRLML6402</text:a></text:p>
          </table:table-cell>
          <table:table-cell office:value-type="string">
            <text:p>Транзистор полевой </text:p>
          </table:table-cell>
          <table:table-cell table:formula="of:=[.C13]*[.D13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BLM21PG221SN1D</text:p>
          </table:table-cell>
          <table:table-cell office:value-type="string">
            <text:p>SMD 0805</text:p>
          </table:table-cell>
          <table:table-cell office:value-type="currency" office:currency="UAH" office:value="0.75">
            <text:p>0,75 грн.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kosmodrom.com.ua/el.php?name=BLM21PG221SN1D">http://www.kosmodrom.com.ua/el.php?name=BLM21PG221SN1D</text:a></text:p>
          </table:table-cell>
          <table:table-cell office:value-type="string">
            <text:p>Индуктивности</text:p>
          </table:table-cell>
          <table:table-cell table:formula="of:=[.C14]*[.D14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6]*[.D16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20]*[.D20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20">
            <text:p>20</text:p>
          </table:table-cell>
          <table:table-cell table:style-name="ce13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21]*[.D21]" office:value-type="currency" office:currency="UAH" office:value="1">
            <text:p>1,00 грн.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22]*[.D22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3]*[.D23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4]*[.D24]" office:value-type="currency" office:currency="UAH" office:value="0.5">
            <text:p>0,50 грн.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5]*[.D25]" office:value-type="currency" office:currency="UAH" office:value="1">
            <text:p>1,00 грн.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6]*[.D26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7]*[.D2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3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8]*[.D28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DS18B20</text:p>
          </table:table-cell>
          <table:table-cell office:value-type="string">
            <text:p>TO-92</text:p>
          </table:table-cell>
          <table:table-cell office:value-type="currency" office:currency="UAH" office:value="10.6">
            <text:p>10,60 грн.</text:p>
          </table:table-cell>
          <table:table-cell office:value-type="float" office:value="2">
            <text:p>2</text:p>
          </table:table-cell>
          <table:table-cell table:style-name="ce13" office:value-type="string">
            <text:p><text:a xlink:href="http://radiomarket.lg.ua/product_info.php/products_id/8382">http://radiomarket.lg.ua/product_info.php/products_id/8382</text:a></text:p>
          </table:table-cell>
          <table:table-cell office:value-type="string">
            <text:p>Термодатчик</text:p>
          </table:table-cell>
          <table:table-cell table:formula="of:=[.C29]*[.D29]" office:value-type="currency" office:currency="UAH" office:value="21.2">
            <text:p>21,20 грн.</text:p>
          </table:table-cell>
          <table:table-cell table:number-columns-repeated="2"/>
        </table:table-row>
        <table:table-row table:style-name="ro4">
          <table:table-cell office:value-type="string">
            <text:p>301-02P(5.0ММ)</text:p>
          </table:table-cell>
          <table:table-cell office:value-type="string">
            <text:p>2в. инт 5</text:p>
          </table:table-cell>
          <table:table-cell office:value-type="currency" office:currency="UAH" office:value="0.7">
            <text:p>0,70 грн.</text:p>
          </table:table-cell>
          <table:table-cell office:value-type="float" office:value="6">
            <text:p>6</text:p>
          </table:table-cell>
          <table:table-cell table:style-name="ce13" office:value-type="string">
            <text:p><text:a xlink:href="http://radiomarket.lg.ua/product_info.php/cPath/194_195/products_id/2035">http://radiomarket.lg.ua/product_info.php/cPath/194_195/products_id/2035</text:a></text:p>
          </table:table-cell>
          <table:table-cell office:value-type="string">
            <text:p>КЛЕММНИК 3ВЫВОДА </text:p>
          </table:table-cell>
          <table:table-cell table:formula="of:=[.C30]*[.D30]" office:value-type="currency" office:currency="UAH" office:value="4.2">
            <text:p>4,20 грн.</text:p>
          </table:table-cell>
          <table:table-cell table:number-columns-repeated="2"/>
        </table:table-row>
        <table:table-row table:style-name="ro4">
          <table:table-cell office:value-type="string">
            <text:p>306-03P(5.0ММ)</text:p>
          </table:table-cell>
          <table:table-cell office:value-type="string">
            <text:p>3в. инт 5</text:p>
          </table:table-cell>
          <table:table-cell office:value-type="currency" office:currency="UAH" office:value="1.35">
            <text:p>1,35 грн.</text:p>
          </table:table-cell>
          <table:table-cell office:value-type="float" office:value="3">
            <text:p>3</text:p>
          </table:table-cell>
          <table:table-cell table:style-name="ce13" office:value-type="string">
            <text:p><text:a xlink:href="http://radiomarket.lg.ua/product_info.php/cPath/194_195/products_id/2075">http://radiomarket.lg.ua/product_info.php/cPath/194_195/products_id/2075</text:a></text:p>
          </table:table-cell>
          <table:table-cell office:value-type="string">
            <text:p>КЛЕММНИК 2ВЫВОДА </text:p>
          </table:table-cell>
          <table:table-cell table:formula="of:=[.C31]*[.D31]" office:value-type="currency" office:currency="UAH" office:value="4.05">
            <text:p>4,05 грн.</text:p>
          </table:table-cell>
          <table:table-cell table:number-columns-repeated="2"/>
        </table:table-row>
        <table:table-row table:style-name="ro4">
          <table:table-cell office:value-type="string">
            <text:p>MLG4416(RD=5-10KOM)</text:p>
          </table:table-cell>
          <table:table-cell office:value-type="string">
            <text:p>2в. инт 2.5</text:p>
          </table:table-cell>
          <table:table-cell office:value-type="currency" office:currency="UAH" office:value="1.1">
            <text:p>1,1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radiomarket.lg.ua/product_info.php/cPath/334_665_790/products_id/7296">http://radiomarket.lg.ua/product_info.php/cPath/334_665_790/products_id/7296</text:a></text:p>
          </table:table-cell>
          <table:table-cell office:value-type="string">
            <text:p>ФОТОРЕЗИСТОР </text:p>
          </table:table-cell>
          <table:table-cell table:formula="of:=[.C32]*[.D32]" office:value-type="currency" office:currency="UAH" office:value="1.1">
            <text:p>1,10 грн.</text:p>
          </table:table-cell>
          <table:table-cell table:number-columns-repeated="2"/>
        </table:table-row>
        <table:table-row table:style-name="ro4">
          <table:table-cell office:value-type="string">
            <text:p>LM1117IDT-ADJ</text:p>
          </table:table-cell>
          <table:table-cell office:value-type="string">
            <text:p>DPAK</text:p>
          </table:table-cell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0" table:formula="of:=[.C33]*[.D33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5">
          <table:table-cell table:style-name="ce4" office:value-type="string">
            <text:p>Курс $:</text:p>
          </table:table-cell>
          <table:table-cell table:style-name="ce8" office:value-type="float" office:value="8.1031">
            <text:p>8,1031</text:p>
          </table:table-cell>
          <table:table-cell/>
          <table:table-cell table:style-name="ce10"/>
          <table:table-cell table:number-columns-repeated="2"/>
          <table:table-cell table:style-name="ce15" table:formula="of:=SUM([.G3:.G33])" office:value-type="currency" office:currency="UAH" office:value="133.1">
            <text:p>133,10 грн.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>
            <text:p>Резонатор 8 МГц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>
            <text:p>Гнездо питания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 office:value-type="string">
            <text:p>Двухсторонний текстолит</text:p>
          </table:table-cell>
          <table:table-cell/>
          <table:table-cell table:style-name="ce3" table:number-columns-repeated="2"/>
          <table:table-cell table:style-name="ce14"/>
          <table:table-cell table:number-columns-repeated="4"/>
        </table:table-row>
        <table:table-row table:style-name="ro1">
          <table:table-cell office:value-type="string">
            <text:p>Штырьки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/>
          <table:table-cell table:style-name="ce6"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6"/>
          <table:table-cell table:style-name="ce9"/>
          <table:table-cell table:style-name="ce6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uk" fo:country="U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00/00/0000</text:date>, <text:time style:data-style-name="N2" text:time-value="0000-00-00T23:27:35.82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10-20T23:28:17.01</dc:date>
    <meta:editing-duration>P1DT7H25M34S</meta:editing-duration>
    <meta:editing-cycles>49</meta:editing-cycles>
    <meta:generator>LibreOffice/3.6$Windows_x86 LibreOffice_project/e29a214-2bbed72-0621de6-a97528c-8f066d</meta:generator>
    <meta:document-statistic meta:table-count="3" meta:cell-count="239" meta:object-count="1"/>
  </office:meta>
</office:document-meta>
</file>